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45FDFD31C6D1B044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9d5" officeooo:paragraph-rsid="0018b9d5"/>
    </style:style>
    <style:style style:name="P2" style:family="paragraph" style:parent-style-name="Standard">
      <style:text-properties fo:color="#000000" style:font-name="Liberation Sans" fo:font-size="12pt" officeooo:paragraph-rsid="001b8650" style:font-size-asian="12pt" style:font-size-complex="12pt"/>
    </style:style>
    <style:style style:name="P3" style:family="paragraph" style:parent-style-name="Standard">
      <style:text-properties fo:color="#000000" style:font-name="Liberation Sans" fo:font-size="12pt" officeooo:rsid="001b8650" officeooo:paragraph-rsid="001b8650" style:font-size-asian="12pt" style:font-size-complex="12pt"/>
    </style:style>
    <style:style style:name="P4" style:family="paragraph" style:parent-style-name="Standard">
      <style:text-properties fo:color="#000000" style:font-name="Liberation Sans" fo:font-size="12pt" officeooo:rsid="001b8650" officeooo:paragraph-rsid="00238d9f" style:font-size-asian="12pt" style:font-size-complex="12pt"/>
    </style:style>
    <style:style style:name="P5" style:family="paragraph" style:parent-style-name="Standard">
      <style:text-properties fo:color="#000000" style:font-name="Liberation Sans" fo:font-size="12pt" officeooo:rsid="001e2b34" officeooo:paragraph-rsid="001e2b34" style:font-size-asian="12pt" style:font-size-complex="12pt"/>
    </style:style>
    <style:style style:name="P6" style:family="paragraph" style:parent-style-name="Standard">
      <style:text-properties fo:color="#000000" style:font-name="Liberation Sans" fo:font-size="12pt" officeooo:rsid="00238d9f" officeooo:paragraph-rsid="00238d9f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e2b34" officeooo:paragraph-rsid="001e2b34" style:font-size-asian="12pt" style:font-size-complex="12pt"/>
    </style:style>
    <style:style style:name="P8" style:family="paragraph" style:parent-style-name="Standard">
      <style:text-properties fo:font-size="14pt" officeooo:rsid="00189c17" officeooo:paragraph-rsid="00189c17" style:font-size-asian="14pt" style:font-size-complex="14pt"/>
    </style:style>
    <style:style style:name="P9" style:family="paragraph" style:parent-style-name="Standard">
      <style:text-properties style:font-name="Liberation Sans" officeooo:paragraph-rsid="00238d9f"/>
    </style:style>
    <style:style style:name="P1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8b9d5" officeooo:paragraph-rsid="0018b9d5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rsid="001b8650" officeooo:paragraph-rsid="00238d9f"/>
    </style:style>
    <style:style style:name="P12" style:family="paragraph" style:parent-style-name="Standard">
      <style:text-properties officeooo:paragraph-rsid="00238d9f"/>
    </style:style>
    <style:style style:name="P13" style:family="paragraph" style:parent-style-name="Standard">
      <style:paragraph-properties fo:margin-top="0.201cm" fo:margin-bottom="0.201cm" loext:contextual-spacing="false" fo:line-height="100%"/>
      <style:text-properties fo:color="#000000" style:font-name="Liberation Sans" fo:font-size="12pt" officeooo:rsid="0018b9d5" officeooo:paragraph-rsid="0018b9d5" style:font-size-asian="12pt" style:font-size-complex="12pt"/>
    </style:style>
    <style:style style:name="P14" style:family="paragraph" style:parent-style-name="Standard">
      <style:paragraph-properties fo:margin-top="0.201cm" fo:margin-bottom="0.201cm" loext:contextual-spacing="false" fo:line-height="100%"/>
      <style:text-properties fo:color="#000000" style:font-name="Liberation Sans" fo:font-size="12pt" officeooo:rsid="001b8650" officeooo:paragraph-rsid="001b8650" style:font-size-asian="12pt" style:font-size-complex="12pt"/>
    </style:style>
    <style:style style:name="P15" style:family="paragraph" style:parent-style-name="Standard">
      <style:paragraph-properties fo:margin-top="0.201cm" fo:margin-bottom="0.201cm" loext:contextual-spacing="false" fo:line-height="100%"/>
      <style:text-properties fo:color="#000000" style:font-name="Liberation Sans" fo:font-size="12pt" officeooo:rsid="001e2b34" officeooo:paragraph-rsid="001e2b34" style:font-size-asian="12pt" style:font-size-complex="12pt"/>
    </style:style>
    <style:style style:name="P16" style:family="paragraph" style:parent-style-name="Standard">
      <style:paragraph-properties fo:margin-top="0.201cm" fo:margin-bottom="0.201cm" loext:contextual-spacing="false" fo:line-height="100%"/>
      <style:text-properties fo:color="#000000" style:font-name="Liberation Sans" fo:font-size="12pt" officeooo:paragraph-rsid="0019d019" style:font-size-asian="12pt" style:font-size-complex="12pt"/>
    </style:style>
    <style:style style:name="P17" style:family="paragraph" style:parent-style-name="Standard">
      <style:paragraph-properties fo:margin-top="0.201cm" fo:margin-bottom="0.201cm" loext:contextual-spacing="false" fo:line-height="100%"/>
      <style:text-properties fo:color="#000000" style:font-name="Liberation Sans" fo:font-size="12pt" officeooo:paragraph-rsid="001b8650" style:font-size-asian="12pt" style:font-size-complex="12pt"/>
    </style:style>
    <style:style style:name="P18" style:family="paragraph" style:parent-style-name="Standard">
      <style:paragraph-properties fo:margin-top="0.201cm" fo:margin-bottom="0.201cm" loext:contextual-spacing="false" fo:line-height="100%"/>
      <style:text-properties officeooo:paragraph-rsid="001b8650"/>
    </style:style>
    <style:style style:name="P19" style:family="paragraph" style:parent-style-name="Standard">
      <style:text-properties fo:font-size="14pt" fo:font-weight="bold" officeooo:rsid="00189c17" officeooo:paragraph-rsid="00189c17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38d9f" officeooo:paragraph-rsid="0018b9d5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Liberation Sans" fo:font-size="12pt" officeooo:rsid="001b8650" officeooo:paragraph-rsid="001b8650" style:font-size-asian="12pt" style:font-size-complex="12pt"/>
    </style:style>
    <style:style style:name="P22" style:family="paragraph" style:parent-style-name="Standard">
      <style:text-properties fo:color="#000000" style:font-name="Liberation Sans" fo:font-size="12pt" officeooo:rsid="002035ac" officeooo:paragraph-rsid="001e2b34" style:font-size-asian="12pt" style:font-size-complex="12pt"/>
    </style:style>
    <style:style style:name="P23" style:family="paragraph" style:parent-style-name="Standard">
      <style:text-properties fo:color="#000000" style:font-name="Liberation Sans" fo:font-size="12pt" officeooo:rsid="002035ac" officeooo:paragraph-rsid="00238d9f" style:font-size-asian="12pt" style:font-size-complex="12pt"/>
    </style:style>
    <style:style style:name="P24" style:family="paragraph" style:parent-style-name="Standard">
      <style:text-properties fo:color="#000000" style:font-name="Liberation Serif" fo:font-size="14pt" fo:font-weight="bold" officeooo:rsid="00238d9f" officeooo:paragraph-rsid="001e2b34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ans" fo:font-size="12pt" officeooo:paragraph-rsid="00238d9f" style:font-size-asian="12pt" style:font-size-complex="12pt"/>
    </style:style>
    <style:style style:name="T1" style:family="text">
      <style:text-properties officeooo:rsid="0019d019"/>
    </style:style>
    <style:style style:name="T2" style:family="text">
      <style:text-properties officeooo:rsid="001b8650"/>
    </style:style>
    <style:style style:name="T3" style:family="text">
      <style:text-properties fo:color="#000000" style:font-name="Liberation Sans" fo:font-size="12pt" style:font-size-asian="12pt" style:font-size-complex="12pt"/>
    </style:style>
    <style:style style:name="T4" style:family="text">
      <style:text-properties fo:color="#000000" style:font-name="Liberation Sans" fo:font-size="12pt" officeooo:rsid="002035ac" style:font-size-asian="12pt" style:font-size-complex="12pt"/>
    </style:style>
    <style:style style:name="T5" style:family="text">
      <style:text-properties fo:color="#000000" style:font-name="Liberation Sans" fo:font-size="12pt" officeooo:rsid="00238d9f" style:font-size-asian="12pt" style:font-size-complex="12pt"/>
    </style:style>
    <style:style style:name="T6" style:family="text">
      <style:text-properties fo:color="#000000" style:font-name="Liberation Sans" fo:font-size="12pt" officeooo:rsid="001b8650" style:font-size-asian="12pt" style:font-size-complex="12pt"/>
    </style:style>
    <style:style style:name="T7" style:family="text">
      <style:text-properties fo:color="#000000" style:font-name="Liberation Sans" fo:font-size="12pt" officeooo:rsid="0021d237" style:font-size-asian="12pt" style:font-size-complex="12pt"/>
    </style:style>
    <style:style style:name="T8" style:family="text"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size="12pt" officeooo:rsid="00238d9f" style:font-size-asian="12pt" style:font-size-complex="12pt"/>
    </style:style>
    <style:style style:name="T10" style:family="text">
      <style:text-properties officeooo:rsid="00238d9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8d9f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<text:span text:style-name="T12">1. </text:span><text:span text:style-name="T11">Contexto do negócio:</text:span></text:p>
      <text:p text:style-name="P19"/>
      <text:p text:style-name="P10"><text:span text:style-name="T10">O tema abrangente nesse projeto é </text:span>"Aplicação para combinar eventos culturais com pessoas proximais a localização do usuário em tempo real".</text:p>
      <text:p text:style-name="P1"/>
      <text:p text:style-name="P1"/>
      <text:p text:style-name="P20">1.1 Sobre aplicativos de relacionamentos:</text:p>
      <text:p text:style-name="P20"/>
      <text:p text:style-name="P13">Atualmente existem diversos aplicativos que promovem relacionamentos entre indivíduos, seja amizade, amor ou apenas uma companhia. Entretanto, dentre os aplicativos, atualmente o mais usado é o Tinder.</text:p>
      <text:p text:style-name="P13">O Tinder oferece apenas a opção de login logo ao abrir o aplicativo. Se suas credenciais ainda não estiverem no banco de dados, você prossegue para <text:span text:style-name="T1">realizar o seu cadastro</text:span>. Caso contrário, você faz o login no aplicativo. O Tinder oferece duas maneiras de fazer login: com o Facebook ou com o número de telefone. Você também tem outra opção <text:span text:style-name="T1">que é a de f</text:span>azer login com e-mail.</text:p>
      <text:p text:style-name="P16"><text:span text:style-name="T1">A maneira como o </text:span><text:span text:style-name="T2">T</text:span><text:span text:style-name="T1">inder fornece as escolhas de login para o usuário é limitada, pois, quanto mais opções a pessoa tem, torna-se mais difícil focar em uma só. Portanto, as opções disponíveis são as mais ‘’famosas’’.</text:span></text:p>
      <text:p text:style-name="P18"><text:span text:style-name="T6">Entretanto, a uma funcionalidade no aplicativo de ‘’ENTRAR COM NUMERO DE TELEFONE’’, a qual trás muito a psicologia do comportamento do individuo. </text:span><text:span text:style-name="T3">Esse é o núcleo da teoria comportamental de BJ Fogg. Você precisa de três coisas para convencer uma pessoa a fazer algo </text:span><text:span text:style-name="T7">as quais são: </text:span><text:span text:style-name="Strong_20_Emphasis"><text:span text:style-name="T8">Motivação, Habilidade e Gatilho</text:span></text:span><text:span text:style-name="T3">. Juntos, eles criam uma fórmula fácil do comportamento humano. Para fazer algo, as pessoas precisam do desejo, da capacidade de fazer e de um gatilho que as levará a agir.</text:span></text:p>
      <text:p text:style-name="P17">O Tinder usa qualquer possibilidade de reduzir o número de interações necessárias à pessoa usuária. Você nem precisa se lembrar do próprio número de telefone e digitá-lo com os dedos, só precisa dar um toque.</text:p>
      <text:p text:style-name="P14">Apos concluir o cadastro no aplicativo, o qual segue passo a passo (esse passo a passo é indicado em uma barra de progresso na parte superior) e por fim, ativa sua localização.</text:p>
      <text:p text:style-name="P15">Um dos pontos a serem observados é que o Tinder cria um hábito no usuário, pois como não fica visível para o mesmo quando o usuário tem que verificar o aplicativo diversas vezes, o que acaba gerando um gatilho no mesmo, como se fosse um ciclo do usuário buscando uma recompensa (segue a imagem abaixo)</text:p>
      <text:p text:style-name="P5"/>
      <text:p text:style-name="P5"><draw:frame draw:style-name="fr1" draw:name="Figura1" text:anchor-type="char" svg:width="17cm" svg:height="1.676cm" draw:z-index="0"><draw:image xlink:href="Pictures/10000201000002BC00000045FDFD31C6D1B044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4">2. Perfil dos usuários de aplicativos de relacionamento:</text:p>
      <text:p text:style-name="P22"/>
      <text:p text:style-name="P22">Um ponto interessante a ser observado é que o aplicativo é usado por cerca de 45% de pessoas entre 25 e 34 anos. E que sua grande maioria são homens.</text:p>
      <text:p text:style-name="P22"/>
      <text:p text:style-name="P22">60% dos entrevistados buscam um relacionamento sério, e 27,4% não querem mais saber de encontros casuais.</text:p>
      <text:p text:style-name="P22"/>
      <text:p text:style-name="P22">As principais razões apontadas foram conhecer pessoas novas (41,7%), encontrar um relacionamento (35%) e ir a mais encontros (7,8%).</text:p>
      <text:p text:style-name="P22"/>
      <text:p text:style-name="P23">Outros motivos mencionados remetem à praticidade da tecnologia: 3,5% das pessoas</text:p>
      <text:p text:style-name="P12"><text:span text:style-name="T4">disseram ser tímidas e acreditar que o ap</text:span><text:span text:style-name="T5">licativo</text:span><text:span text:style-name="T4"> ajuda a conhecer pessoas; 2,7% acham difícil namorar na vida real e apostam na rede para facilitar o processo; 2% se sentem sozinhas; e 1,8 % não gostam de sair, mas querem conversar com pessoas novas.</text:span></text:p>
      <text:p text:style-name="P5"/>
      <text:p text:style-name="P9"><text:span text:style-name="T9">Os usuários relatam utilizar o aplicativo com frequência, entretanto, a maioria deles diz que ‘’instalam e desinstalam o aplicativo’’ um grande numero de vezes. Muitos utilizam o ‘’Super like’’, que consiste em u</text:span><text:span text:style-name="T13">ma curtida mais ‘’poderosa’’ que mostra à pessoa que a recebeu que você tem interesse nela, mesmo que ela não seja assinante.</text:span></text:p>
      <text:p text:style-name="P25"/>
      <text:p text:style-name="P7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6">FONTES:</text:p>
      <text:p text:style-name="P6"/>
      <text:p text:style-name="P11"><text:a xlink:type="simple" xlink:href="https://canaltech.com.br/empresa/tinder/" text:style-name="Internet_20_link" text:visited-style-name="Visited_20_Internet_20_Link"><text:span text:style-name="T3">https://canaltech.com.br/empresa/tinder/</text:span></text:a></text:p>
      <text:p text:style-name="P11"><text:a xlink:type="simple" xlink:href="https://medium.com/somos-tera/porque-o-design-do-tinder-merece-seu-superlike-ea5b9e967c49" text:style-name="Internet_20_link" text:visited-style-name="Visited_20_Internet_20_Link"><text:span text:style-name="T3">https://medium.com/somos-tera/porque-o-design-do-tinder-merece-seu-superlike-ea5b9e967c49</text:span></text:a></text:p>
      <text:p text:style-name="P11"><text:a xlink:type="simple" xlink:href="https://veja.abril.com.br/tecnologia/tinder-um-fenomeno-mesmo-durante-o-periodo-de-isolamento-social/" text:style-name="Internet_20_link" text:visited-style-name="Visited_20_Internet_20_Link"><text:span text:style-name="T3">https://veja.abril.com.br/tecnologia/tinder-um-fenomeno-mesmo-durante-o-periodo-de-isolamento-social/</text:span></text:a></text:p>
      <text:p text:style-name="P4"><text:a xlink:type="simple" xlink:href="https://www.techtudo.com.br/listas/noticia/2015/05/pesquisa-global-revela-cinco-coisas-sobre-os-usuarios-do-tinder-veja.html" text:style-name="Internet_20_link" text:visited-style-name="Visited_20_Internet_20_Link">https://www.techtudo.com.br/listas/noticia/2015/05/pesquisa-global-revela-cinco-coisas-sobre-os-usuarios-do-tinder-veja.html</text:a></text:p>
      <text:p text:style-name="P4"><text:a xlink:type="simple" xlink:href="https://www.techtudo.com.br/listas/noticia/2015/05/pesquisa-global-revela-cinco-coisas-sobre-os-usuarios-do-tinder-veja.html" text:style-name="Internet_20_link" text:visited-style-name="Visited_20_Internet_20_Link">https://www.techtudo.com.br/listas/noticia/2015/05/pesquisa-global-revela-cinco-coisas-sobre-os-usuarios-do-tinder-veja.html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apa_20_com_20_título_20_e_20_Subtítulo_7e_LT_7e_Gliederung_20_1" style:display-name="Capa com título e Sub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pa_20_com_20_título_20_e_20_Subtítulo_7e_LT_7e_Gliederung_20_2" style:display-name="Capa com título e Subtítulo~LT~Gliederung 2" style:family="paragraph" style:parent-style-name="Capa_20_com_20_título_20_e_20_Sub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Capa_20_com_20_título_20_e_20_Subtítulo_7e_LT_7e_Gliederung_20_3" style:display-name="Capa com título e Subtítulo~LT~Gliederung 3" style:family="paragraph" style:parent-style-name="Capa_20_com_20_título_20_e_20_Sub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5pt" fo:letter-spacing="normal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Capa_20_com_20_título_20_e_20_Subtítulo_7e_LT_7e_Gliederung_20_4" style:display-name="Capa com título e Subtítulo~LT~Gliederung 4" style:family="paragraph" style:parent-style-name="Capa_20_com_20_título_20_e_20_Sub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5pt" fo:letter-spacing="normal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Capa_20_com_20_título_20_e_20_Subtítulo_7e_LT_7e_Gliederung_20_5" style:display-name="Capa com título e Subtítulo~LT~Gliederung 5" style:family="paragraph" style:parent-style-name="Capa_20_com_20_título_20_e_20_Sub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a_20_com_20_título_20_e_20_Subtítulo_7e_LT_7e_Gliederung_20_6" style:display-name="Capa com título e Subtítulo~LT~Gliederung 6" style:family="paragraph" style:parent-style-name="Capa_20_com_20_título_20_e_20_Sub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a_20_com_20_título_20_e_20_Subtítulo_7e_LT_7e_Gliederung_20_7" style:display-name="Capa com título e Subtítulo~LT~Gliederung 7" style:family="paragraph" style:parent-style-name="Capa_20_com_20_título_20_e_20_Sub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a_20_com_20_título_20_e_20_Subtítulo_7e_LT_7e_Gliederung_20_8" style:display-name="Capa com título e Subtítulo~LT~Gliederung 8" style:family="paragraph" style:parent-style-name="Capa_20_com_20_título_20_e_20_Sub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a_20_com_20_título_20_e_20_Subtítulo_7e_LT_7e_Gliederung_20_9" style:display-name="Capa com título e Subtítulo~LT~Gliederung 9" style:family="paragraph" style:parent-style-name="Capa_20_com_20_título_20_e_20_Sub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a_20_com_20_título_20_e_20_Subtítulo_7e_LT_7e_Titel" style:display-name="Capa com título e Subtítul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pa_20_com_20_título_20_e_20_Subtítulo_7e_LT_7e_Untertitel" style:display-name="Capa com título e Sub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pa_20_com_20_título_20_e_20_Subtítulo_7e_LT_7e_Notizen" style:display-name="Capa com título e Sub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pa_20_com_20_título_20_e_20_Subtítulo_7e_LT_7e_Hintergrundobjekte" style:display-name="Capa com título e Sub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pa_20_com_20_título_20_e_20_Subtítulo_7e_LT_7e_Hintergrund" style:display-name="Capa com título e Sub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5pt" fo:letter-spacing="normal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5pt" fo:letter-spacing="normal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ma_20_Parte_20_de_20_Conteúdo_7e_LT_7e_Gliederung_20_1" style:display-name="Uma Parte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Uma_20_Parte_20_de_20_Conteúdo_7e_LT_7e_Gliederung_20_2" style:display-name="Uma Parte de Conteúdo~LT~Gliederung 2" style:family="paragraph" style:parent-style-name="Uma_20_Parte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Uma_20_Parte_20_de_20_Conteúdo_7e_LT_7e_Gliederung_20_3" style:display-name="Uma Parte de Conteúdo~LT~Gliederung 3" style:family="paragraph" style:parent-style-name="Uma_20_Parte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5pt" fo:letter-spacing="normal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Uma_20_Parte_20_de_20_Conteúdo_7e_LT_7e_Gliederung_20_4" style:display-name="Uma Parte de Conteúdo~LT~Gliederung 4" style:family="paragraph" style:parent-style-name="Uma_20_Parte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5pt" fo:letter-spacing="normal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Uma_20_Parte_20_de_20_Conteúdo_7e_LT_7e_Gliederung_20_5" style:display-name="Uma Parte de Conteúdo~LT~Gliederung 5" style:family="paragraph" style:parent-style-name="Uma_20_Parte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ma_20_Parte_20_de_20_Conteúdo_7e_LT_7e_Gliederung_20_6" style:display-name="Uma Parte de Conteúdo~LT~Gliederung 6" style:family="paragraph" style:parent-style-name="Uma_20_Parte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ma_20_Parte_20_de_20_Conteúdo_7e_LT_7e_Gliederung_20_7" style:display-name="Uma Parte de Conteúdo~LT~Gliederung 7" style:family="paragraph" style:parent-style-name="Uma_20_Parte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ma_20_Parte_20_de_20_Conteúdo_7e_LT_7e_Gliederung_20_8" style:display-name="Uma Parte de Conteúdo~LT~Gliederung 8" style:family="paragraph" style:parent-style-name="Uma_20_Parte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ma_20_Parte_20_de_20_Conteúdo_7e_LT_7e_Gliederung_20_9" style:display-name="Uma Parte de Conteúdo~LT~Gliederung 9" style:family="paragraph" style:parent-style-name="Uma_20_Parte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ma_20_Parte_20_de_20_Conteúdo_7e_LT_7e_Titel" style:display-name="Uma Parte de Conteúd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Uma_20_Parte_20_de_20_Conteúdo_7e_LT_7e_Untertitel" style:display-name="Uma Parte de Conteúd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Uma_20_Parte_20_de_20_Conteúdo_7e_LT_7e_Notizen" style:display-name="Uma Parte de Conteúd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Uma_20_Parte_20_de_20_Conteúdo_7e_LT_7e_Hintergrundobjekte" style:display-name="Uma Parte de Conteú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Uma_20_Parte_20_de_20_Conteúdo_7e_LT_7e_Hintergrund" style:display-name="Uma Parte de Conteú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ariable" style:family="text" style:parent-style-name="Bullet_20_Symbols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07:21:48.205218563</meta:creation-date>
    <dc:date>2021-08-14T00:57:11.403583655</dc:date>
    <meta:editing-duration>PT33M5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23" meta:word-count="553" meta:character-count="3756" meta:non-whitespace-character-count="3226"/>
  </office:meta>
</office:document-meta>
</file>